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3.9" calcext:value-type="float">
            <text:p>3.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E7]/([.$H$3]+[.E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5]" office:value-type="float" office:value="27" calcext:value-type="float">
            <text:p>27</text:p>
          </table:table-cell>
          <table:table-cell table:formula="of:=[.E8]/([.$H$3]+[.E8])" office:value-type="float" office:value="0.5" calcext:value-type="float">
            <text:p>0.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5]" office:value-type="float" office:value="12" calcext:value-type="float">
            <text:p>12</text:p>
          </table:table-cell>
          <table:table-cell table:formula="of:=[.E9]/([.$H$3]+[.E9])" office:value-type="float" office:value="0.307692307692308" calcext:value-type="float">
            <text:p>0.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5]+[.J5]" office:value-type="float" office:value="39" calcext:value-type="float">
            <text:p>39</text:p>
          </table:table-cell>
          <table:table-cell table:formula="of:=[.E10]/([.$H$3]+[.E10])" office:value-type="float" office:value="0.590909090909091" calcext:value-type="float">
            <text:p>0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" office:value-type="float" office:value="3.9" calcext:value-type="float">
            <text:p>3.9</text:p>
          </table:table-cell>
          <table:table-cell table:formula="of:=[.E11]/([.$H$3]+[.E11])" office:value-type="float" office:value="0.12621359223301" calcext:value-type="float">
            <text:p>0.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5]+[.H5]" office:value-type="float" office:value="30.9" calcext:value-type="float">
            <text:p>30.9</text:p>
          </table:table-cell>
          <table:table-cell table:formula="of:=[.E12]/([.$H$3]+[.E12])" office:value-type="float" office:value="0.533678756476684" calcext:value-type="float">
            <text:p>0.5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]+[.I5]" office:value-type="float" office:value="15.9" calcext:value-type="float">
            <text:p>15.9</text:p>
          </table:table-cell>
          <table:table-cell table:formula="of:=[.E13]/([.$H$3]+[.E13])" office:value-type="float" office:value="0.370629370629371" calcext:value-type="float">
            <text:p>0.37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formula="of:=[.H5]+[.I5]+[.J5]" office:value-type="float" office:value="42.9" calcext:value-type="float">
            <text:p>42.9</text:p>
          </table:table-cell>
          <table:table-cell table:formula="of:=[.E14]/([.$H$3]+[.E14])" office:value-type="float" office:value="0.613733905579399" calcext:value-type="float">
            <text:p>0.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5:29:24.931699962</meta:creation-date>
    <dc:date>2014-07-31T15:35:05.900588024</dc:date>
    <meta:editing-duration>P0D</meta:editing-duration>
    <meta:editing-cycles>1</meta:editing-cycles>
    <meta:document-statistic meta:table-count="1" meta:cell-count="48" meta:object-count="0"/>
    <meta:generator>LibreOffice/4.2.4.2$Linux_X86_64 LibreOffice_project/420m0$Build-2</meta:generator>
  </office:meta>
</office:document-meta>
</file>